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Roboto" svg:font-family="Roboto,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e5982"/>
    </style:style>
    <style:style style:name="P2" style:family="paragraph" style:parent-style-name="Standard">
      <style:text-properties officeooo:paragraph-rsid="00119ca9"/>
    </style:style>
    <style:style style:name="P3" style:family="paragraph" style:parent-style-name="Standard">
      <style:text-properties officeooo:paragraph-rsid="0012775c"/>
    </style:style>
    <style:style style:name="P4" style:family="paragraph" style:parent-style-name="Standard">
      <style:text-properties officeooo:paragraph-rsid="0012c7fa"/>
    </style:style>
    <style:style style:name="P5" style:family="paragraph" style:parent-style-name="Standard">
      <style:paragraph-properties fo:text-align="center" style:justify-single-word="false"/>
      <style:text-properties fo:font-weight="bold" officeooo:rsid="001d8e76" officeooo:paragraph-rsid="001d8e76" style:font-weight-asian="bold" style:font-weight-complex="bold"/>
    </style:style>
    <style:style style:name="P6" style:family="paragraph" style:parent-style-name="Standard">
      <style:paragraph-properties fo:text-align="center" style:justify-single-word="false"/>
      <style:text-properties fo:font-weight="normal" officeooo:rsid="001d8e76" officeooo:paragraph-rsid="001d8e76" style:font-weight-asian="normal" style:font-weight-complex="normal"/>
    </style:style>
    <style:style style:name="P7" style:family="paragraph" style:parent-style-name="Text_20_body">
      <style:text-properties officeooo:paragraph-rsid="0012c7fa"/>
    </style:style>
    <style:style style:name="P8" style:family="paragraph" style:parent-style-name="Text_20_body">
      <style:text-properties officeooo:paragraph-rsid="00150086"/>
    </style:style>
    <style:style style:name="P9" style:family="paragraph" style:parent-style-name="Text_20_body">
      <style:paragraph-properties fo:text-align="center" style:justify-single-word="false"/>
      <style:text-properties fo:font-weight="normal" style:font-weight-asian="normal" style:font-weight-complex="normal"/>
    </style:style>
    <style:style style:name="P10" style:family="paragraph" style:parent-style-name="Text_20_body">
      <style:paragraph-properties fo:text-align="center" style:justify-single-word="false"/>
      <style:text-properties fo:font-weight="normal" officeooo:rsid="001dd41a" officeooo:paragraph-rsid="001dd41a" style:font-weight-asian="normal" style:font-weight-complex="normal"/>
    </style:style>
    <style:style style:name="T1" style:family="text">
      <style:text-properties fo:font-style="italic" fo:font-weight="bold"/>
    </style:style>
    <style:style style:name="T2" style:family="text">
      <style:text-properties fo:font-style="italic" fo:font-weight="bold" officeooo:rsid="00150086"/>
    </style:style>
    <style:style style:name="T3" style:family="text">
      <style:text-properties officeooo:rsid="000e5982"/>
    </style:style>
    <style:style style:name="T4" style:family="text">
      <style:text-properties officeooo:rsid="00119ca9"/>
    </style:style>
    <style:style style:name="T5" style:family="text">
      <style:text-properties officeooo:rsid="0012775c"/>
    </style:style>
    <style:style style:name="T6" style:family="text">
      <style:text-properties officeooo:rsid="0012c7fa"/>
    </style:style>
    <style:style style:name="T7" style:family="text">
      <style:text-properties officeooo:rsid="00150086"/>
    </style:style>
    <style:style style:name="T8" style:family="text">
      <style:text-properties officeooo:rsid="001d8e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5">Institute of Information Technology</text:p>
      <text:p text:style-name="P5">University of Dhaka</text:p>
      <text:p text:style-name="P5"/>
      <text:p text:style-name="P5"/>
      <text:p text:style-name="P5">Assignment on 5 case study related to software testing</text:p>
      <text:p text:style-name="P5"/>
      <text:p text:style-name="P5"/>
      <text:p text:style-name="P6">Submitted to</text:p>
      <text:p text:style-name="P6">Md. Saeed Siddik</text:p>
      <text:p text:style-name="P9">Lecturer,<text:span text:style-name="T8">IIT,DU</text:span></text:p>
      <text:p text:style-name="P9"/>
      <text:p text:style-name="P10">Submitted by</text:p>
      <text:p text:style-name="P10">Tulshi Chandra Das</text:p>
      <text:p text:style-name="P10">BSSE0811</text:p>
      <text:p text:style-name="Text_20_body"><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3">1.</text:span><text:span text:style-name="T1">Bug in Windows calculator</text:span></text:p>
      <text:p text:style-name="P1"/>
      <text:p text:style-name="P1">Windows calculator doesn't give correct answer for <text:span text:style-name="T1">square root(9)-3.</text:span> The answer should be 0 but it doesn't give 0 as an output. <text:span text:style-name="T3">It gives a value in scientific format that has a high negative power. </text:span><text:s/>This is true for any other number. For example answer of <text:span text:style-name="T1">sqrt(4)-2 </text:span>should be 0 but it won’t give 0 as an answer.</text:p>
      <text:p text:style-name="P1"/>
      <text:p text:style-name="P2"><text:span text:style-name="T4">2.</text:span><text:span text:style-name="Strong_20_Emphasis">Uber’s Self-Driving Car Causes a Fatal Accident</text:span></text:p>
      <text:p text:style-name="P2"><text:span text:style-name="Strong_20_Emphasis"/></text:p>
      <text:p text:style-name="P1">A tragic accident occurred on March 21, when a pedestrian was struck by one of Uber’s self-driving cars. The victim ultimately died of her injuries in the hospital. Self-driving cars are famously marketed as the “safer” alternative to driving, utilizing cutting-edge technology and sensors to prevent such accidents. In this case, however, the software failed to detect the pedestrian, and the car’s controller (who reportedly was not watching the road at the time) could not prevent the accident from happening.</text:p>
      <text:p text:style-name="P1"/>
      <text:p text:style-name="P3"><text:span text:style-name="T5">3.</text:span><text:span text:style-name="Strong_20_Emphasis">“Spectre” Security Flaw Found in all Intel Processing Chips Made in Last Decade</text:span></text:p>
      <text:p text:style-name="P3"><text:span text:style-name="Strong_20_Emphasis"/></text:p>
      <text:p text:style-name="P3">Security researchers discovered a security flaw that exists in virtually every Intel processing chip made in the past 10 years. The vulnerability makes it possible for commonly used programs to partially discern the layout and content of information stored in protected memory kernels. Companies using the chips in their hardware scrambled to start patching the vulnerability – no small feat when there are an estimated 3 BILLION chips in production.</text:p>
      <text:p text:style-name="P3"/>
      <text:p text:style-name="P4"><text:span text:style-name="Strong_20_Emphasis"><text:span text:style-name="T6">4.</text:span></text:span><text:span text:style-name="T1">Bug in Microsoft Excel 2007</text:span></text:p>
      <text:p text:style-name="P4"/>
      <text:p text:style-name="P7">Microsoft Excel 2007 gives incorrect answer for this multiplication operation.</text:p>
      <text:p text:style-name="Text_20_body"><text:span text:style-name="T1">=product(77.1,850) </text:span>should be 65535, but Ms Excel gives 100000 as an answer which is incorrect. Read this very interesting explanation behind this bug here: <text:a xlink:type="simple" xlink:href="http://www.joelonsoftware.com/items/2007/09/26b.html" office:target-frame-name="_blank" xlink:show="new">Explaining the Excel Bug</text:a> . This bug has been corrected by newer versions of MS Office since MS Office 2010.</text:p>
      <text:p text:style-name="Text_20_body"/>
      <text:p text:style-name="P8"><text:span text:style-name="T7">5.</text:span><text:span text:style-name="T2">Windows Blue Screen problem </text:span></text:p>
      <text:p text:style-name="Text_20_body"><text:soft-page-break/>In this problem Windows show<text:span text:style-name="T2"> “</text:span>Your PC ran into a problem and needs to restart</text:p>
      <text:p text:style-name="Text_20_body"><text:span text:style-name="T1">” .</text:span>Blue screens are generally caused by problems with <text:s/>computer’s hardware or issues with its hardware driver software. Sometimes, they can be caused by issues with low-level software running in the Windows kernel. Regular apps usually won’t be able to cause blue screens. If an app crashes, it will do so without taking the operating system out with it.</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 svg:font-family="'Open Sans', sans-serif"/>
    <style:font-face style:name="Roboto" svg:font-family="Roboto,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0T15:39:38.281898852</meta:creation-date>
    <dc:date>2018-07-10T16:55:05.745690830</dc:date>
    <meta:editing-duration>PT1H7S</meta:editing-duration>
    <meta:editing-cycles>15</meta:editing-cycles>
    <meta:generator>LibreOffice/4.2.8.2$Linux_X86_64 LibreOffice_project/420m0$Build-2</meta:generator>
    <meta:document-statistic meta:table-count="0" meta:image-count="0" meta:object-count="0" meta:page-count="3" meta:paragraph-count="23" meta:word-count="396" meta:character-count="2452" meta:non-whitespace-character-count="2071"/>
  </office:meta>
</office:document-meta>
</file>